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54A600001EE801CF3305.svm"/>
  <manifest:file-entry manifest:media-type="" manifest:full-path="Pictures/2000000700005408000020DF6F7AA830.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list-style-name="L1"/>
    <style:style style:name="T1" style:family="text">
      <style:text-properties fo:language="en" fo:country="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xercise</text:span> </text:p>
      <text:p text:style-name="Standard"/>
      <text:p text:style-name="Standard"><text:bookmark text:name="result_box"/><text:span text:style-name="T1">A VPC has been created, which contains an availability zone with a single public subnet, in which a Load Balancer is to be deployed, and 5 instances, with the aim of deploying two servers with the Zookeeper service creating a quorum and others two with the service of Kafka acting as nodes, all about OS Ubuntu.</text:span> </text:p>
      <text:p text:style-name="Standard"/>
      <text:p text:style-name="Standard"><text:bookmark text:name="result_box1"/><text:span text:style-name="T1">In the SecurityGroups the necessary measures have been established to control all traffic, enabling only the necessary ports:</text:span> </text:p>
      <text:p text:style-name="Standard"/>
      <text:p text:style-name="Standard"><draw:frame draw:style-name="fr1" draw:name="gráficos1" text:anchor-type="paragraph" svg:width="15.619cm" svg:height="5.81cm" draw:z-index="0"><draw:image xlink:href="Pictures/2000000700005408000020DF6F7AA830.svm" xlink:type="simple" xlink:show="embed" xlink:actuate="onLoad"/></draw:frame></text:p>
      <text:p text:style-name="Standard"><text:bookmark text:name="result_box2"/><text:span text:style-name="T1">The 2181, 3888 and 2888 for the Zookeeper service, and the 9091 and 9092 for the Kafka service. Port 22 for ssh connections can only be made through one of the instances that we will create it only to use it from Bastion Host.</text:span> </text:p>
      <text:p text:style-name="Standard"/>
      <text:p text:style-name="Standard"><text:bookmark text:name="result_box3"/><text:span text:style-name="T1">Once the infrastructure is created with Terraform (Aws credentials must been configured in the file Configuration.tf), it returns the value of the public IP of the host Bastion, which we can configure in the ssh.cfg file of the Ansible folder as follows:</text:span> </text:p>
      <text:p text:style-name="Standard"/>
      <text:p text:style-name="Standard"/>
      <text:p text:style-name="Standard"><draw:frame draw:style-name="fr2" draw:name="gráficos2" text:anchor-type="paragraph" svg:width="17cm" svg:height="6.207cm" draw:z-index="1"><draw:image xlink:href="Pictures/20000007000054A600001EE801CF3305.svm" xlink:type="simple" xlink:show="embed" xlink:actuate="onLoad"/></draw:frame></text:p>
      <text:p text:style-name="Standard"><text:bookmark text:name="result_box4"/><text:span text:style-name="T1">Substituting the x for the corresponding ip and the Host ip for the chosen range in the Terraform variables. After that we made a test connection to the bastion from the same route where Ansible is.</text:span> </text:p>
      <text:p text:style-name="Standard"/>
      <text:p text:style-name="Standard"><text:tab/>ssh -i ./admin_california -F ./ssh.cfg <text:a xlink:type="simple" xlink:href="mailto:ubuntu@IP" text:style-name="Internet_20_link" text:visited-style-name="Visited_20_Internet_20_Link">ubuntu@IP</text:a>_Bastion_host</text:p>
      <text:p text:style-name="Standard"><text:bookmark text:name="result_box5"/><text:span text:style-name="T1">To carry out the necessary software deployment, we chose to use Ansible, combining it with a dynamic inventory (ec2.py). You can see the procedure that is followed.</text:span> </text:p>
      <text:p text:style-name="Standard"/>
      <text:list xml:id="list8663852362663520236" text:style-name="L1">
        <text:list-item>
          <text:list>
            <text:list-item>
              <text:list>
                <text:list-item>
                  <text:p text:style-name="P2"><text:bookmark text:name="result_box6"/><text:soft-page-break/><text:span text:style-name="T1">Java is installed in all instances.</text:span> </text:p>
                </text:list-item>
                <text:list-item>
                  <text:p text:style-name="P2"><text:bookmark text:name="result_box7"/><text:span text:style-name="T1">Zookeeper is installed in the instances designated for it, duly labeled in its creation.</text:span> </text:p>
                </text:list-item>
                <text:list-item>
                  <text:p text:style-name="P2"><text:bookmark text:name="result_box8"/><text:span text:style-name="T1">Kafka is installed in the other two instances.</text:span> </text:p>
                  <text:p text:style-name="P2"/>
                </text:list-item>
              </text:list>
            </text:list-item>
          </text:list>
        </text:list-item>
      </text:list>
      <text:p text:style-name="Standard"/>
      <text:p text:style-name="Standard"><text:bookmark text:name="result_box9"/><text:span text:style-name="T1">We have tried to make the installation as configurable as possible with respect to the installation routes and versions.<text:line-break/><text:line-break/>To launch Ansible we execute the following command from the path of the folder:</text:span> </text:p>
      <text:p text:style-name="Standard"/>
      <text:p text:style-name="Standard">ansible-playbook -i ./ec2.py main.yml</text:p>
      <text:p text:style-name="Standard"/>
      <text:p text:style-name="Standard"><text:bookmark text:name="result_box10"/><text:span text:style-name="T1">Once finished, both services must be in operation. To verify this, we access one of Kafka's instances by console. Once in it we create a topic with the following command, where we replace the ip_zookeeper_server and introduce some messages:</text:span> </text:p>
      <text:p text:style-name="Standard"/>
      <text:p text:style-name="Preformatted_20_Text"><text:span text:style-name="Source_20_Text">bin/kafka-topics.sh --create --zookeeper ip_zookeeper_server_1:2181 --replication-factor 3 --partitions 1 --topic my-replicated-topic</text:span></text:p>
      <text:p text:style-name="Preformatted_20_Text"><text:span text:style-name="Source_20_Text"/></text:p>
      <text:p text:style-name="Standard"><text:bookmark text:name="result_box11"/><text:span text:style-name="T1">Now we access the other instance of Kafka and we put the following, appearing the messages sent from the other console:</text:span> </text:p>
      <text:p text:style-name="Preformatted_20_Text"/>
      <text:p text:style-name="Preformatted_20_Text"><text:span text:style-name="Source_20_Text">bin/kafka-console-consumer.sh --zookeeper </text:span><text:span text:style-name="Source_20_Text">ip_zookeeper_server_1</text:span><text:span text:style-name="Source_20_Text">:2181 --from-beginning --topic my-replicated-topic</text:span></text:p>
      <text:p text:style-name="Preformatted_20_Tex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io Jesús Sánchez Domínguez</meta:initial-creator>
    <meta:creation-date>2018-04-09T22:30:45.82</meta:creation-date>
    <dc:date>2018-04-10T00:56:05.88</dc:date>
    <dc:creator>Antonio Jesús Sánchez Domínguez</dc:creator>
    <meta:editing-duration>PT20M27S</meta:editing-duration>
    <meta:editing-cycles>2</meta:editing-cycles>
    <meta:generator>OpenOffice/4.1.5$Win32 OpenOffice.org_project/415m1$Build-9789</meta:generator>
    <meta:document-statistic meta:table-count="0" meta:image-count="2" meta:object-count="0" meta:page-count="2" meta:paragraph-count="17" meta:word-count="382" meta:character-count="2379"/>
  </office:meta>
</office:document-meta>
</file>